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0075c" officeooo:paragraph-rsid="0010075c"/>
    </style:style>
    <style:style style:name="P11" style:family="paragraph" style:parent-style-name="Text_20_body">
      <style:text-properties officeooo:rsid="001238b8" officeooo:paragraph-rsid="001238b8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0f5a8d" officeooo:paragraph-rsid="000c257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0764c"/>
    </style:style>
    <style:style style:name="T13" style:family="text">
      <style:text-properties officeooo:rsid="001592e1"/>
    </style:style>
    <style:style style:name="T14" style:family="text">
      <style:text-properties officeooo:rsid="00146d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9"/>
      <text:p text:style-name="P9"/>
      <text:p text:style-name="P10">Identification utilisateurs : hash des mdp da<text:span text:style-name="T12">n</text:span>s database sql, <text:span text:style-name="T13">register, login, logout</text:span></text:p>
      <text:p text:style-name="P11">page utilisateurs : upload et gestion des vidéos si login, affichage des vidéos</text:p>
      <text:p text:style-name="P12">base.html → pour éviter de copier la barre <text:span text:style-name="T14">et hérité d’une base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 <text:s/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04T09:50:23.173000000</dc:date>
    <meta:editing-duration>PT22H45M26S</meta:editing-duration>
    <meta:editing-cycles>21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9" meta:word-count="173" meta:character-count="1123" meta:non-whitespace-character-count="965"/>
  </office:meta>
</office:document-meta>
</file>